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889cm"/>
    </style:style>
    <style:style style:name="gr3" style:family="graphic" style:parent-style-name="standard">
      <style:graphic-properties draw:stroke="none" svg:stroke-color="#000000" draw:fill="none" draw:fill-color="#ffffff" fo:min-height="0.412cm"/>
    </style:style>
    <style:style style:name="gr4" style:family="graphic" style:parent-style-name="standard">
      <style:graphic-properties draw:stroke="none" svg:stroke-color="#000000" draw:fill="none" draw:fill-color="#ffffff" fo:min-height="0.106cm"/>
    </style:style>
    <style:style style:name="gr5" style:family="graphic" style:parent-style-name="objectwithoutfill">
      <style:graphic-properties draw:stroke="solid" draw:stroke-dash="Ultrafine_20_Dashed" svg:stroke-width="0cm" draw:marker-start-width="0.203cm" draw:marker-end="Rounded_20_short_20_Arrow" draw:marker-end-width="0.305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fo:min-height="0.258cm"/>
    </style:style>
    <style:style style:name="gr7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3.937cm" svg:height="1.524cm" svg:x="2.767cm" svg:y="3.7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491cm" svg:height="1.547cm" svg:x="2.486cm" svg:y="3.813cm">
          <draw:text-box>
            <text:p text:style-name="P1"><text:span text:style-name="T1">(1)</text:span></text:p>
            <text:p text:style-name="P1"><text:span text:style-name="T2">Covert to Assertions/Instrument</text:span></text:p>
          </draw:text-box>
        </draw:frame>
        <draw:custom-shape draw:style-name="gr1" draw:text-style-name="P1" draw:layer="layout" svg:width="3.937cm" svg:height="1.524cm" svg:x="8.047cm" svg:y="3.7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4.064cm" svg:height="1.979cm" svg:x="7.966cm" svg:y="3.786cm">
          <draw:text-box>
            <text:p text:style-name="P1"><text:span text:style-name="T1">(2)</text:span></text:p>
            <text:p text:style-name="P1"><text:span text:style-name="T2">Run Original Version of Web Application</text:span></text:p>
          </draw:text-box>
        </draw:frame>
        <draw:custom-shape draw:style-name="gr1" draw:text-style-name="P1" xml:id="id1" draw:id="id1" draw:layer="layout" svg:width="3.937cm" svg:height="1.524cm" svg:x="13.389cm" svg:y="3.66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4.064cm" svg:height="1.115cm" svg:x="13.308cm" svg:y="3.821cm">
          <draw:text-box>
            <text:p text:style-name="P1"><text:span text:style-name="T1">(3)</text:span></text:p>
            <text:p text:style-name="P1"><text:span text:style-name="T2">Log Output</text:span></text:p>
          </draw:text-box>
        </draw:frame>
        <draw:line draw:style-name="gr5" draw:text-style-name="P1" draw:layer="layout" svg:x1="6.753cm" svg:y1="4.575cm" svg:x2="8.023cm" svg:y2="4.575cm">
          <text:p/>
        </draw:line>
        <draw:frame draw:style-name="gr6" draw:text-style-name="P3" draw:layer="layout" svg:width="3.937cm" svg:height="0.645cm" svg:x="2.786cm" svg:y="2.197cm">
          <draw:text-box>
            <text:p text:style-name="P3"><text:span text:style-name="T3">Inferred Invariants</text:span></text:p>
          </draw:text-box>
        </draw:frame>
        <draw:line draw:style-name="gr7" draw:text-style-name="P1" draw:layer="layout" svg:x1="4.645cm" svg:y1="2.705cm" svg:x2="4.645cm" svg:y2="3.721cm">
          <text:p/>
        </draw:line>
        <draw:line draw:style-name="gr5" draw:text-style-name="P1" draw:layer="layout" svg:x1="12.053cm" svg:y1="4.575cm" svg:x2="13.323cm" svg:y2="4.575cm">
          <text:p/>
        </draw:line>
        <draw:custom-shape draw:style-name="gr1" draw:text-style-name="P1" draw:layer="layout" svg:width="3.937cm" svg:height="1.524cm" svg:x="5.289cm" svg:y="6.16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xml:id="id2" draw:id="id2" draw:layer="layout" svg:width="4.064cm" svg:height="1.547cm" svg:x="5.208cm" svg:y="6.221cm">
          <draw:text-box>
            <text:p text:style-name="P1"><text:span text:style-name="T1">(4)</text:span></text:p>
            <text:p text:style-name="P1"><text:span text:style-name="T2">Detecting Violated Assertions</text:span></text:p>
          </draw:text-box>
        </draw:frame>
        <draw:custom-shape draw:style-name="gr1" draw:text-style-name="P1" draw:layer="layout" svg:width="3.937cm" svg:height="1.524cm" svg:x="10.489cm" svg:y="6.1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4.03cm" svg:height="1.547cm" svg:x="10.408cm" svg:y="6.222cm">
          <draw:text-box>
            <text:p text:style-name="P1"><text:span text:style-name="T1">(5)</text:span></text:p>
            <text:p text:style-name="P1"><text:span text:style-name="T2">Removing Violated Invariants</text:span></text:p>
          </draw:text-box>
        </draw:frame>
        <draw:line draw:style-name="gr5" draw:text-style-name="P1" draw:layer="layout" svg:x1="9.253cm" svg:y1="6.975cm" svg:x2="10.523cm" svg:y2="6.975cm">
          <text:p/>
        </draw:line>
        <draw:connector draw:style-name="gr8" draw:text-style-name="P1" draw:layer="layout" draw:line-skew="-0.135cm" svg:x1="15.357cm" svg:y1="5.191cm" svg:x2="7.24cm" svg:y2="6.221cm" draw:start-shape="id1" draw:start-glue-point="2" draw:end-shape="id2" draw:end-glue-point="0" svg:d="m15357 5191v381h-8117v649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0.018cm" fo:page-width="21.006cm" fo:page-height="10.46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abnam </meta:initial-creator>
    <meta:creation-date>2012-02-14T11:16:01</meta:creation-date>
    <dc:date>2012-02-15T00:41:51</dc:date>
    <dc:creator>shabnam </dc:creator>
    <meta:editing-duration>PT55M55S</meta:editing-duration>
    <meta:editing-cycles>13</meta:editing-cycles>
    <meta:generator>LibreOffice/3.4$Unix LibreOffice_project/340m1$Build-302</meta:generator>
    <meta:document-statistic meta:object-count="16"/>
  </office:meta>
</office:document-meta>
</file>